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officeooo:paragraph-rsid="001e0225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200%"/>
      <style:text-properties officeooo:paragraph-rsid="001e0225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language="uk" fo:country="UA" fo:font-weight="bold" style:font-weight-asian="bold"/>
    </style:style>
    <style:style style:name="P7" style:family="paragraph" style:parent-style-name="Standard">
      <style:paragraph-properties fo:line-height="0.564cm"/>
    </style:style>
    <style:style style:name="P8" style:family="paragraph" style:parent-style-name="Standard">
      <style:paragraph-properties fo:line-height="0.564cm">
        <style:tab-stops>
          <style:tab-stop style:position="2.501cm"/>
        </style:tab-stops>
      </style:paragraph-properties>
    </style:style>
    <style:style style:name="P9" style:family="paragraph" style:parent-style-name="Standard">
      <style:paragraph-properties fo:line-height="0.564cm" fo:text-align="justify" style:justify-single-word="false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T1" style:family="text">
      <style:text-properties fo:font-size="10pt" fo:language="uk" fo:country="UA" style:font-size-asian="10pt" style:font-size-complex="10pt"/>
    </style:style>
    <style:style style:name="T2" style:family="text">
      <style:text-properties fo:font-size="14pt" fo:language="uk" fo:country="UA" fo:font-weight="bold" style:font-size-asian="14pt" style:font-weight-asian="bold"/>
    </style:style>
    <style:style style:name="T3" style:family="text">
      <style:text-properties fo:font-size="14pt" fo:language="uk" fo:country="UA" style:font-size-asian="14pt"/>
    </style:style>
    <style:style style:name="T4" style:family="text">
      <style:text-properties fo:language="uk" fo:country="UA"/>
    </style:style>
    <style:style style:name="T5" style:family="text">
      <style:text-properties fo:language="uk" fo:country="UA" fo:font-weight="bold" style:font-weight-asian="bold"/>
    </style:style>
    <style:style style:name="T6" style:family="text">
      <style:text-properties fo:language="uk" fo:country="UA" officeooo:rsid="001e0225"/>
    </style:style>
    <style:style style:name="T7" style:family="text">
      <style:text-properties fo:language="uk" fo:country="UA" officeooo:rsid="001e0225" loext:padding="0cm" loext:border="0.51pt solid #000000"/>
    </style:style>
    <style:style style:name="T8" style:family="text">
      <style:text-properties fo:language="uk" fo:country="UA" style:text-underline-style="solid" style:text-underline-width="auto" style:text-underline-color="font-color"/>
    </style:style>
    <style:style style:name="T9" style:family="text">
      <style:text-properties fo:language="uk" fo:country="UA" style:text-underline-style="solid" style:text-underline-width="auto" style:text-underline-color="font-color" officeooo:rsid="001e0225"/>
    </style:style>
    <style:style style:name="T10" style:family="text">
      <style:text-properties style:text-position="sub 58%" fo:language="uk" fo:country="UA"/>
    </style:style>
    <style:style style:name="T11" style:family="text">
      <style:text-properties style:text-position="super 58%" fo:language="uk" fo:country="UA"/>
    </style:style>
    <style:style style:name="T12" style:family="text">
      <style:text-properties style:font-name="Times New Roman" fo:font-size="12pt" fo:language="uk" fo:country="UA" style:text-underline-style="solid" style:text-underline-width="auto" style:text-underline-color="font-color" officeooo:rsid="001e0225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fo:font-weight="normal" officeooo:rsid="001e0225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ПРАКТИЧНЕ ЗАНЯТТЯ НА ТЕМУ "</text:span><text:span text:style-name="T2"> </text:span><text:span text:style-name="T1">ОЦІНКА І СПОСОБИ ЗАБЕЗПЕЧЕННЯ ВІДПОВІДНОСТІ ВИМОГАМ ОХОРОНИ ПРАЦІ ПАРАМЕТРІВ АКУСТИЧНИХ ФАКТОРІВ НА РОБОЧИХ МІСЦЯХ "</text:span></text:p>
      <text:p text:style-name="P3"><text:span text:style-name="T4">Розрахунок еквівалентних рівнів та енергетичної суми рівнів шуму</text:span></text:p>
      <text:p text:style-name="P5"><text:span text:style-name="T4">студент _</text:span><text:span text:style-name="T12">Владимиров</text:span><text:span text:style-name="T8"> </text:span><text:span text:style-name="T9">В</text:span><text:span text:style-name="T8">.</text:span><text:span text:style-name="T9">Р</text:span><text:span text:style-name="T4">______ груп</text:span><text:span text:style-name="T6">а </text:span><text:span text:style-name="T4">_ІК-7</text:span><text:span text:style-name="T6">2</text:span><text:span text:style-name="T4">_____ <text:s/>Варіант _2____</text:span></text:p>
      <text:p text:style-name="P6"/>
      <text:p text:style-name="P5"><text:span text:style-name="T5">Вихідні дані:</text:span></text:p>
      <text:p text:style-name="P8"><text:span text:style-name="T4">LА1 = 72 дБА протягом 300 хв.</text:span></text:p>
      <text:p text:style-name="P8"><text:span text:style-name="T4">LА2 = 72 дБА протягом 120 <text:s/>хв.</text:span></text:p>
      <text:p text:style-name="P9"><text:span text:style-name="T4">LА3 = 77 дБА протягом 30 хв.</text:span></text:p>
      <text:p text:style-name="P9"><text:span text:style-name="T4">LА4 = 80 дБА протягом 30 хв.</text:span></text:p>
      <text:p text:style-name="P9"><text:span text:style-name="T4"/></text:p>
      <text:p text:style-name="P10"><text:span text:style-name="T5">1. За таблицею Д.2.1 визначаємо LА для кожного найближчого значення рівня.</text:span></text:p>
      <text:p text:style-name="P7"><text:span text:style-name="T4">1.1 LА1 = 2,0 дБА</text:span></text:p>
      <text:p text:style-name="P7"><text:span text:style-name="T4">1.2 LА2 = 6,0 дБА</text:span></text:p>
      <text:p text:style-name="P7"><text:span text:style-name="T4">1.3 LА3 = 12,0 дБА</text:span></text:p>
      <text:p text:style-name="P7"><text:span text:style-name="T4">1.4 LА4 = 12,0 дБА</text:span></text:p>
      <text:p text:style-name="P7"><text:span text:style-name="T4"/></text:p>
      <text:p text:style-name="P10"><text:span text:style-name="T5">2. Визначаємо величини LАі - LАі для кожного рівня.</text:span></text:p>
      <text:p text:style-name="P10"><text:span text:style-name="T4">2.1 LА1р = 72 – 2,0 <text:s/>= 70 дБА</text:span></text:p>
      <text:p text:style-name="P10"><text:span text:style-name="T4">2.2 LА2р = 72 – 6,0 = 66 дБА</text:span></text:p>
      <text:p text:style-name="P10"><text:span text:style-name="T4">2.3 LА3р = 77 – 12,0 = 65 дБА</text:span></text:p>
      <text:p text:style-name="P10"><text:span text:style-name="T4">2.4 LА4р = 80 – 12,0 <text:s/>= 68 дБА</text:span></text:p>
      <text:p text:style-name="P10"><text:span text:style-name="T4"/></text:p>
      <text:p text:style-name="P10"><text:span text:style-name="T5">3.1. Визначаємо енергетичну суму рівнів за таблицею Д.1.1. </text:span></text:p>
      <text:p text:style-name="P10"><text:span text:style-name="T4">3.1.1. 70 – 68 = 2 дБА</text:span></text:p>
      <text:p text:style-name="P10"><text:span text:style-name="T4">3.1.2. 70 + 2,0 = 72,0 дБА</text:span></text:p>
      <text:p text:style-name="P10"><text:span text:style-name="T4">3.</text:span><text:span text:style-name="T6">2</text:span><text:span text:style-name="T4">.</text:span><text:span text:style-name="T6">1</text:span><text:span text:style-name="T4">. 72,0 - 66 = 6 дБА</text:span></text:p>
      <text:p text:style-name="P10"><text:span text:style-name="T4">3.</text:span><text:span text:style-name="T6">2</text:span><text:span text:style-name="T4">.</text:span><text:span text:style-name="T6">2</text:span><text:span text:style-name="T4">. 72+ 1,0 = 73,0 дБА</text:span></text:p>
      <text:p text:style-name="P10"><text:span text:style-name="T4">3.</text:span><text:span text:style-name="T6">3</text:span><text:span text:style-name="T4">.</text:span><text:span text:style-name="T6">1</text:span><text:span text:style-name="T4">. 73 – 65 = 8 дБА</text:span></text:p>
      <text:p text:style-name="P10"><text:span text:style-name="T4">3.</text:span><text:span text:style-name="T6">3</text:span><text:span text:style-name="T4">.</text:span><text:span text:style-name="T6">2</text:span><text:span text:style-name="T4">. 73 + 0,6= </text:span><text:span text:style-name="T6">73,6 дБА</text:span></text:p>
      <text:p text:style-name="P10"><text:span text:style-name="T7"/></text:p>
      <text:p text:style-name="P10"><text:span text:style-name="T5">3.2. Розрахуємо енергетичну суму рівнів за формулою </text:span><text:span text:style-name="T4">(з точністю до двох знаків після коми) </text:span></text:p>
      <text:p text:style-name="P1"><text:span text:style-name="T4">LА</text:span><text:span text:style-name="T10">сум</text:span><text:span text:style-name="T4"> = 10 lg (10</text:span><text:span text:style-name="T11">0,1LА1р</text:span><text:span text:style-name="T4">+10</text:span><text:span text:style-name="T11">0,1LА2р</text:span><text:span text:style-name="T4">+10</text:span><text:span text:style-name="T11">0,1LА3р</text:span><text:span text:style-name="T4">+10</text:span><text:span text:style-name="T11">0,1LА4р</text:span><text:span text:style-name="T4">) = 10 lg (10</text:span><text:span text:style-name="T11">0,1*70</text:span><text:span text:style-name="T4">+10</text:span><text:span text:style-name="T11">0,1*66</text:span><text:span text:style-name="T4">+10</text:span><text:span text:style-name="T11">0,1*65</text:span><text:span text:style-name="T4">+10</text:span><text:span text:style-name="T11">0,1*68</text:span><text:span text:style-name="T4">)</text:span></text:p>
      <text:p text:style-name="P1"><text:span text:style-name="T4">= </text:span><text:span text:style-name="T6">73,7</text:span></text:p>
      <text:p text:style-name="P1"><text:span text:style-name="T6"/></text:p>
      <text:p text:style-name="P4"><text:span text:style-name="T5">6. Висновки:</text:span></text:p>
      <text:p text:style-name="P2"><text:span text:style-name="T13">Шум на підприємстві становить 73,7 дБа, що не перевищує встановлену норму в 75 дБА.<text:line-break/>Ніяких змін вносити не потрібно.</text:span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0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 v</meta:initial-creator>
    <meta:editing-cycles>5</meta:editing-cycles>
    <meta:creation-date>2020-10-30T12:35:00</meta:creation-date>
    <dc:date>2020-12-10T18:17:44.014923050</dc:date>
    <meta:editing-duration>PT3H17M23S</meta:editing-duration>
    <meta:generator>LibreOffice/6.4.7.2$Linux_X86_64 LibreOffice_project/40$Build-2</meta:generator>
    <meta:document-statistic meta:table-count="0" meta:image-count="0" meta:object-count="0" meta:page-count="1" meta:paragraph-count="30" meta:word-count="229" meta:character-count="1239" meta:non-whitespace-character-count="10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